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/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 office:value-type="string">
            <text:p>You can Rūjī Ruins—where this Hellish King
has appeared—by continuing this way and
turning south.</text:p>
          </table:table-cell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 office:value-type="string">
            <text:p>Please do what you can to restore peace to
the area, once and fo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